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9cm" fo:margin-left="-0.123cm" table:align="left" style:writing-mode="lr-tb"/>
    </style:style>
    <style:style style:name="Tabla1.A" style:family="table-column">
      <style:table-column-properties style:column-width="1.898cm"/>
    </style:style>
    <style:style style:name="Tabla1.B" style:family="table-column">
      <style:table-column-properties style:column-width="13.95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/>
    </style:style>
    <style:style style:name="P9" style:family="paragraph" style:parent-style-name="Text_20_body">
      <style:paragraph-properties fo:margin-left="0cm" fo:margin-right="0cm" fo:text-indent="0.501cm" style:auto-text-indent="false"/>
      <style:text-properties style:font-name="Times new Roman"/>
    </style:style>
    <style:style style:name="P10" style:family="paragraph" style:parent-style-name="Standard">
      <style:paragraph-properties fo:margin-left="0cm" fo:margin-right="0cm" fo:text-align="justify" style:justify-single-word="false" fo:text-indent="0.508cm" style:auto-text-indent="false" style:text-autospace="none"/>
      <style:text-properties style:font-name="Times new Roman" style:font-name-complex="Book Antiqua"/>
    </style:style>
    <style:style style:name="P11" style:family="paragraph" style:parent-style-name="Standard">
      <style:paragraph-properties fo:margin-left="0.009cm" fo:margin-right="0cm" fo:text-indent="0cm" style:auto-text-indent="false"/>
      <style:text-properties style:font-name="Times new Roman" fo:language="es" fo:country="ES" style:font-name-complex="Arial"/>
    </style:style>
    <style:style style:name="P12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3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style:font-name="Times new Roman" fo:language="es" fo:country="ES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/>
      <style:text-properties style:font-name="Times new Roman"/>
    </style:style>
    <style:style style:name="P15" style:family="paragraph" style:parent-style-name="Standard">
      <style:text-properties style:font-name="Times new Roman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font-name-complex="Book Antiqua"/>
    </style:style>
    <style:style style:name="P17" style:family="paragraph" style:parent-style-name="Standard">
      <style:paragraph-properties fo:margin-left="3.048cm" fo:margin-right="0cm" fo:text-indent="-0.508cm" style:auto-text-indent="false" style:text-autospace="none"/>
      <style:text-properties style:font-name="Times new Roman" style:font-name-complex="Book Antiqua"/>
    </style:style>
    <style:style style:name="P18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font-name="Times new Roman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>
      <style:text-properties style:font-name="Times new Roman" fo:language="en" fo:country="US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language="es" fo:country="ES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language="es" fo:country="MX"/>
    </style:style>
    <style:style style:name="P23" style:family="paragraph" style:parent-style-name="Text_20_body">
      <style:paragraph-properties fo:text-align="start" style:justify-single-word="false"/>
      <style:text-properties style:font-name="Times new Roman"/>
    </style:style>
    <style:style style:name="P24" style:family="paragraph" style:parent-style-name="Text_20_body">
      <style:paragraph-properties fo:margin-left="4.251cm" fo:margin-right="0cm" fo:text-indent="-4.251cm" style:auto-text-indent="false"/>
      <style:text-properties style:font-name="Times new Roman"/>
    </style:style>
    <style:style style:name="P25" style:family="paragraph" style:parent-style-name="Sangría_20_2_20_de_20_t._20_independiente">
      <style:text-properties style:font-name="Times new Roman"/>
    </style:style>
    <style:style style:name="P26" style:family="paragraph" style:parent-style-name="Sangría_20_2_20_de_20_t._20_independiente">
      <style:paragraph-properties fo:margin-left="0.009cm" fo:margin-right="0cm" fo:text-indent="0.501cm" style:auto-text-indent="false"/>
      <style:text-properties style:font-name="Times new Roman" fo:language="es" fo:country="MX"/>
    </style:style>
    <style:style style:name="P27" style:family="paragraph" style:parent-style-name="Sangría_20_2_20_de_20_t._20_independiente">
      <style:paragraph-properties fo:margin-left="0.009cm" fo:margin-right="0cm" fo:text-indent="0.501cm" style:auto-text-indent="false"/>
      <style:text-properties style:font-name="Times new Roman" fo:language="es" fo:country="ES"/>
    </style:style>
    <style:style style:name="P28" style:family="paragraph" style:parent-style-name="Text_20_body_20_indent">
      <style:text-properties style:font-name="Times new Roman"/>
    </style:style>
    <style:style style:name="P29" style:family="paragraph" style:parent-style-name="Text_20_body">
      <style:paragraph-properties fo:margin-left="0cm" fo:margin-right="0cm" fo:text-align="justify" style:justify-single-word="false" fo:text-indent="0.009cm" style:auto-text-indent="false"/>
      <style:text-properties fo:language="es" fo:country="MX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language="es" fo:country="MX"/>
    </style:style>
    <style:style style:name="P31" style:family="paragraph" style:parent-style-name="Sangría_20_2_20_de_20_t._20_independiente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style:font-name="Times new Roman" style:font-name-complex="Book Antiqua"/>
    </style:style>
    <style:style style:name="T5" style:family="text">
      <style:text-properties fo:language="es" fo:country="MX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ESOLUCIÓN N° 447-CM-14</text:p>
      <text:p text:style-name="P14"/>
      <text:p text:style-name="P14"/>
      <text:p text:style-name="P25">DESCRIPCIÓN SINTÉTICA: ENTREGA DISTINCIONES 2014 “ANTIGUO POBLADOR DE BARILOCHE”. </text:p>
      <text:p text:style-name="P14"/>
      <text:p text:style-name="P14"/>
      <text:p text:style-name="P14">ANTECEDENTES</text:p>
      <text:p text:style-name="P8"/>
      <text:p text:style-name="P10">El Concejo Municipal de San Carlos de Bariloche, tradicionalmente distingue a los antiguos pobladores.</text:p>
      <text:p text:style-name="P8"/>
      <text:p text:style-name="P18">Resolución 101-PCM-14 de fecha 29 de abril de 2014, firmada por el Presidente del Concejo Municipal, Ramón Chiocconi.</text:p>
      <text:p text:style-name="P18"/>
      <text:p text:style-name="P18"/>
      <text:p text:style-name="P14">FUNDAMENTOS</text:p>
      <text:p text:style-name="P8"/>
      <text:p text:style-name="P10">El Concejo Municipal destaca a los vecinos que han desarrollado una amplia actividad en San Carlos de Bariloche, que fundaron familias pioneras, que estuvieron vinculados a la formación y al desarrollo de instituciones de bien público, que impulsaron el crecimiento turístico de Bariloche, que dedicaron sus esfuerzos a la educación, la ciencia, la técnica, la cultura y la conservación del medio ambiente; que asumieron la representación de sus conciudadanos en cargos de responsabilidad cívica y, que de una u otra manera, obtuvieron ya el silencioso reconocimiento de los barilochenses.</text:p>
      <text:p text:style-name="P14"/>
      <text:p text:style-name="P14"/>
      <text:p text:style-name="P28">AUTOR: Presidente Concejo Municipal, Ramón Chiocconi.</text:p>
      <text:p text:style-name="P28"/>
      <text:p text:style-name="P28"/>
      <text:p text:style-name="Text_20_body">La Resolución original Nº 101-PCM-14, con las modificaciones introducidas, fue aprobada en la sesión del día 15 de mayo de 2014, según consta en el Acta Nº 1018/14. Por ello, en ejercicio de las atribuciones que le otorga el Art. 38 de la Carta Orgánica Municipal,</text:p>
      <text:p text:style-name="P24"/>
      <text:p text:style-name="P19"/>
      <text:p text:style-name="P19">EL CONCEJO MUNICIPAL DE SAN CARLOS DE BARILOCHE</text:p>
      <text:p text:style-name="P19">SANCIONA CON CARÁCTER DE </text:p>
      <text:p text:style-name="P19"/>
      <text:p text:style-name="P20">RESOLUCIÓN</text:p>
      <text:p text:style-name="P2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Art. <text:s/>1°) </text:p>
          </table:table-cell>
          <table:table-cell table:style-name="Tabla1.A1" office:value-type="string">
            <text:p text:style-name="P16"><text:span text:style-name="T5">El Concejo Municipal de San Carlos de Bariloche otorgará las distinciones "Antiguo Poblador de Bariloche", en el marco de los <text:s/>actos de conmemoración del 112° Aniversario de la ciudad, <text:s/>que se llevará a cabo el 3 de mayo de 2014. </text:span></text:p>
            <text:p text:style-name="P26"/>
          </table:table-cell>
        </table:table-row>
        <table:table-row table:style-name="Tabla1.1">
          <table:table-cell table:style-name="Tabla1.A1" office:value-type="string">
            <text:p text:style-name="P22">Art. <text:s/>2°)</text:p>
          </table:table-cell>
          <table:table-cell table:style-name="Tabla1.A1" office:value-type="string">
            <text:p text:style-name="Standard"><text:span text:style-name="T4">A propuesta de la Sra. Intendenta Municipal, de la Presidencia del Cuerpo y de </text:span>los<text:span text:style-name="T4"> Sres. Concejales, la nómina de pobladores distinguidos es la siguiente:</text:span></text:p>
            <text:p text:style-name="P17"/>
            <text:p text:style-name="P15">01 - Francisco Valentín Luna <text:line-break/><text:soft-page-break/>02 – Agustina Peñepil</text:p>
            <text:p text:style-name="P15">03 – Gustavo Galindo<text:line-break/>04 – Isidoro Pallalef<text:line-break/>05 – Mirna Trebini<text:line-break/>06 – Celia Perez de Kanski<text:line-break/>07 – Rosa Valencia Sentenero<text:line-break/>08 – María Luisa Curapil<text:line-break/>09 – Elena Antrichipay <text:line-break/>10 – Mauricio Salazar<text:line-break/>11 – Manuela Huircan<text:line-break/>12 – Rosa Amelia Valdebenito Brito<text:line-break/>13 – Delia Riquelme<text:line-break/>14 - Rosario Vera<text:line-break/>15 – Julia Modesta Martínez<text:line-break/>16 - Osvaldo Alberto Suárez</text:p>
            <text:p text:style-name="P15">17 – Alfredo Boock</text:p>
            <text:p text:style-name="P15">18 – Audelia del Carmen Álvarez</text:p>
            <text:p text:style-name="P15">19 – Diela Matamala</text:p>
            <text:p text:style-name="P15">20 – Susana Goye</text:p>
            <text:p text:style-name="P15">21 – Blanca Kreutzer Ferreyra</text:p>
            <text:p text:style-name="P15">22 – Victoriano Inaleff</text:p>
            <text:p text:style-name="P11">23 – Esther Treuque</text:p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2">Art. <text:s/>3º)</text:p>
            <text:p text:style-name="P22"/>
          </table:table-cell>
          <table:table-cell table:style-name="Tabla1.A1" office:value-type="string">
            <text:p text:style-name="P29">Comuníquese. Dése a publicidad. Tómese razón. Cumplido, archívese.</text:p>
            <text:p text:style-name="P29"/>
          </table:table-cell>
        </table:table-row>
        <table:table-row table:style-name="Tabla1.1"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31"/>
          </table:table-cell>
        </table:table-row>
      </table:table>
      <text:p text:style-name="P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nadia </dc:creator>
    <dc:date>2014-05-20T10:43:51</dc:date>
    <meta:print-date>2014-05-16T12:19:50</meta:print-date>
    <meta:editing-cycles>6</meta:editing-cycles>
    <meta:editing-duration>P23DT22H11M8S</meta:editing-duration>
    <meta:generator>LibreOffice/3.5$Linux_X86_64 LibreOffice_project/350m1$Build-2</meta:generator>
    <meta:printed-by>Claudia </meta:printed-by>
    <meta:document-statistic meta:table-count="1" meta:image-count="1" meta:object-count="0" meta:page-count="2" meta:paragraph-count="29" meta:word-count="401" meta:character-count="2664" meta:non-whitespace-character-count="2102"/>
    <meta:user-defined meta:name="Información 1"/>
    <meta:user-defined meta:name="Información 2"/>
    <meta:user-defined meta:name="Información 3"/>
    <meta:user-defined meta:name="Información 4"/>
  </office:meta>
</office:document-meta>
</file>